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5" style:family="paragraph" style:parent-style-name="Text_20_body">
      <style:paragraph-properties fo:margin-left="0in" fo:margin-right="0in" fo:text-align="start" style:justify-single-word="false" fo:orphans="2" fo:widows="2" fo:text-indent="0in" style:auto-text-indent="false"/>
    </style:style>
    <style:style style:name="P6"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7"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style>
    <style:style style:name="P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9"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10" style:family="paragraph" style:parent-style-name="Heading_20_5">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letter-spacing="normal" fo:font-style="normal" fo:font-weight="bold"/>
    </style:style>
    <style:style style:name="P11"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2"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13" style:family="paragraph" style:parent-style-name="Text_20_body">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14"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15" style:family="paragraph" style:parent-style-name="Text_20_body">
      <style:paragraph-properties fo:text-align="start" style:justify-single-word="false" fo:orphans="2" fo:widows="2"/>
    </style:style>
    <style:style style:name="P16" style:family="paragraph" style:parent-style-name="Text_20_body">
      <style:paragraph-properties fo:margin-top="0in" fo:margin-bottom="0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17"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18" style:family="paragraph" style:parent-style-name="Heading_20_2">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19" style:family="paragraph" style:parent-style-name="Heading_20_3">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20" style:family="paragraph" style:parent-style-name="Heading_20_4">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21"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22"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bold"/>
    </style:style>
    <style:style style:name="P23" style:family="paragraph" style:parent-style-name="List_20_Contents">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24" style:family="paragraph" style:parent-style-name="List_20_Contents">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25" style:family="paragraph" style:parent-style-name="List_20_Heading">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26" style:family="paragraph" style:parent-style-name="Preformatted_20_Text">
      <style:paragraph-properties fo:margin-left="0.7874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style:font-name="Arial" fo:font-size="10.5pt" fo:letter-spacing="normal" fo:font-style="normal" fo:font-weight="normal"/>
    </style:style>
    <style:style style:name="P27" style:family="paragraph" style:parent-style-name="Preformatted_20_Text">
      <style:paragraph-properties fo:margin-left="0.7874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28" style:family="paragraph" style:parent-style-name="List_20_Heading">
      <style:paragraph-properties fo:margin-left="0.7874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29" style:family="paragraph" style:parent-style-name="List_20_Heading">
      <style:paragraph-properties fo:margin-left="0.7874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0" style:family="paragraph" style:parent-style-name="List_20_Contents">
      <style:paragraph-properties fo:margin-left="0.7874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1" style:family="paragraph" style:parent-style-name="List_20_Contents">
      <style:paragraph-properties fo:margin-left="0.7874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2"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style:font-name="Arial" fo:font-size="10.5pt" fo:letter-spacing="normal" fo:font-style="normal" fo:font-weight="normal"/>
    </style:style>
    <style:style style:name="P33"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34" style:family="paragraph" style:parent-style-name="List_20_Heading">
      <style:paragraph-properties fo:margin-left="0.3937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5" style:family="paragraph" style:parent-style-name="List_20_Heading">
      <style:paragraph-properties fo:margin-left="0.3937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36" style:family="paragraph" style:parent-style-name="List_20_Heading">
      <style:paragraph-properties fo:margin-left="0.3937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7" style:family="paragraph" style:parent-style-name="List_20_Contents">
      <style:paragraph-properties fo:margin-left="1.1811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8"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3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0"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1"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2"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3"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4"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5"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6"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7"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8" style:family="paragraph" style:parent-style-name="Text_20_body" style:list-style-name="L1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9"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0"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1"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2" style:family="paragraph" style:parent-style-name="Text_20_body" style:list-style-name="L1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3" style:family="paragraph" style:parent-style-name="Text_20_body" style:list-style-name="L1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4" style:family="paragraph" style:parent-style-name="Text_20_body" style:list-style-name="L1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5" style:family="paragraph" style:parent-style-name="Text_20_body" style:list-style-name="L1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6" style:family="paragraph" style:parent-style-name="Text_20_body" style:list-style-name="L1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7" style:family="paragraph" style:parent-style-name="Text_20_body" style:list-style-name="L2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8" style:family="paragraph" style:parent-style-name="Text_20_body" style:list-style-name="L2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9" style:family="paragraph" style:parent-style-name="Text_20_body" style:list-style-name="L2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60" style:family="paragraph" style:parent-style-name="Text_20_body" style:list-style-name="L2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61" style:family="paragraph" style:parent-style-name="Text_20_body" style:list-style-name="L2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62" style:family="paragraph" style:parent-style-name="Text_20_body" style:list-style-name="L2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63"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6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66" style:family="paragraph" style:parent-style-name="Text_20_body" style:list-style-name="L9">
      <style:paragraph-properties fo:margin-left="0in" fo:margin-right="0in"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6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6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bold"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6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7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71" style:family="paragraph" style:parent-style-name="Text_20_body">
      <style:paragraph-properties fo:margin-left="0in" fo:margin-right="0in" fo:text-align="start" style:justify-single-word="false" fo:orphans="2" fo:widows="2" fo:text-indent="0in" style:auto-text-indent="false"/>
    </style:style>
    <style:style style:name="P72" style:family="paragraph" style:parent-style-name="Text_20_body">
      <style:paragraph-properties fo:margin-left="0in" fo:margin-right="0in" fo:margin-top="0.0102in" fo:margin-bottom="0.0102in" loext:contextual-spacing="false" fo:text-align="start" style:justify-single-word="false" fo:orphans="2" fo:widows="2" fo:text-indent="0in" style:auto-text-indent="false"/>
    </style:style>
    <style:style style:name="P73"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4"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5"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6"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7"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8"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79"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0"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1" style:family="paragraph" style:parent-style-name="Text_20_body" style:list-style-name="L1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2" style:family="paragraph" style:parent-style-name="Text_20_body" style:list-style-name="L1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3" style:family="paragraph" style:parent-style-name="Text_20_body" style:list-style-name="L1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4" style:family="paragraph" style:parent-style-name="Text_20_body" style:list-style-name="L1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5" style:family="paragraph" style:parent-style-name="Text_20_body" style:list-style-name="L1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6" style:family="paragraph" style:parent-style-name="Text_20_body" style:list-style-name="L1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7" style:family="paragraph" style:parent-style-name="Text_20_body" style:list-style-name="L1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8" style:family="paragraph" style:parent-style-name="Text_20_body" style:list-style-name="L2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9" style:family="paragraph" style:parent-style-name="Text_20_body" style:list-style-name="L2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90" style:family="paragraph" style:parent-style-name="Text_20_body" style:list-style-name="L2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91" style:family="paragraph" style:parent-style-name="Text_20_body" style:list-style-name="L2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92" style:family="paragraph" style:parent-style-name="Text_20_body" style:list-style-name="L2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93" style:family="paragraph" style:parent-style-name="Text_20_body" style:list-style-name="L2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94" style:family="paragraph" style:parent-style-name="Text_20_body" style:list-style-name="L2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95" style:family="paragraph" style:parent-style-name="Text_20_body" style:list-style-name="L2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96" style:family="paragraph" style:parent-style-name="Text_20_body">
      <style:paragraph-properties fo:margin-top="0in" fo:margin-bottom="0in" loext:contextual-spacing="false"/>
    </style:style>
    <style:style style:name="P97" style:family="paragraph" style:parent-style-name="Text_20_body" style:list-style-name="L4">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98" style:family="paragraph" style:parent-style-name="Text_20_body" style:list-style-name="L10">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99" style:family="paragraph" style:parent-style-name="Text_20_body" style:list-style-name="L12">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100" style:family="paragraph" style:parent-style-name="Text_20_body" style:list-style-name="L22">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101" style:family="paragraph" style:parent-style-name="Text_20_body" style:list-style-name="L23">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102" style:family="paragraph" style:parent-style-name="Text_20_body" style:list-style-name="L27">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103" style:family="paragraph" style:parent-style-name="Text_20_body" style:list-style-name="L28">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104"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105" style:family="paragraph" style:parent-style-name="Text_20_body" style:list-style-name="L5">
      <style:paragraph-properties fo:text-align="start" style:justify-single-word="false" fo:orphans="2" fo:widows="2" fo:padding="0in" fo:border="none"/>
    </style:style>
    <style:style style:name="P106" style:family="paragraph" style:parent-style-name="Text_20_body" style:list-style-name="L6">
      <style:paragraph-properties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07" style:family="paragraph" style:parent-style-name="Text_20_body" style:list-style-name="L11">
      <style:paragraph-properties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08" style:family="paragraph" style:parent-style-name="Heading_20_1">
      <style:text-properties fo:font-variant="normal" fo:text-transform="none" fo:color="#232323" style:font-name="Verdana" fo:font-size="16.5pt" fo:letter-spacing="normal" fo:font-style="normal" fo:font-weight="bold"/>
    </style:style>
    <style:style style:name="P109"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110"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111"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4pt" fo:letter-spacing="normal" fo:font-style="normal" fo:font-weight="bold"/>
    </style:style>
    <style:style style:name="P112" style:family="paragraph" style:parent-style-name="Preformatted_20_Text"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13"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P114"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letter-spacing="normal"/>
    </style:style>
    <style:style style:name="P115"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font-size="10.5pt" fo:letter-spacing="normal" fo:font-style="normal" fo:font-weight="normal"/>
    </style:style>
    <style:style style:name="P116"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117" style:family="paragraph" style:parent-style-name="Heading_20_5">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letter-spacing="normal" fo:font-style="normal" fo:font-weight="bold"/>
    </style:style>
    <style:style style:name="T1" style:family="text">
      <style:text-properties fo:font-weight="bold"/>
    </style:style>
    <style:style style:name="T2" style:family="text">
      <style:text-properties fo:font-variant="normal" fo:text-transform="none" fo:color="#232323" style:font-name="Verdana" fo:font-size="13.5pt" fo:letter-spacing="normal" fo:font-style="normal" fo:font-weight="bold"/>
    </style:style>
    <style:style style:name="T3" style:family="text">
      <style:text-properties fo:font-variant="normal" fo:text-transform="none" fo:color="#232323" style:font-name="Arial" fo:font-size="11.25pt" fo:letter-spacing="normal" fo:font-style="normal" fo:font-weight="normal"/>
    </style:style>
    <style:style style:name="T4" style:family="text">
      <style:text-properties fo:font-variant="normal" fo:text-transform="none" fo:color="#232323" style:font-name="Arial" fo:font-size="11.25pt" fo:letter-spacing="normal" fo:font-style="normal" fo:font-weight="bold"/>
    </style:style>
    <style:style style:name="T5" style:family="text">
      <style:text-properties fo:font-variant="normal" fo:text-transform="none" fo:color="#232323" style:font-name="Arial" fo:font-size="11.25pt" fo:letter-spacing="normal" fo:font-style="normal" style:text-underline-style="solid" style:text-underline-width="auto" style:text-underline-color="font-color" fo:font-weight="bold"/>
    </style:style>
    <style:style style:name="T6" style:family="text">
      <style:text-properties fo:font-variant="normal" fo:text-transform="none" fo:color="#232323" style:font-name="Arial" fo:font-size="10.5pt" fo:letter-spacing="normal" fo:font-style="normal" fo:font-weight="normal" fo:background-color="#e6ecef" loext:char-shading-value="0" loext:padding="0in" loext:border="none"/>
    </style:style>
    <style:style style:name="T7" style:family="text">
      <style:text-properties fo:font-variant="normal" fo:text-transform="none" fo:color="#232323" style:font-name="Arial" fo:font-size="10.5pt" fo:letter-spacing="normal" fo:font-style="normal" fo:font-weight="bold" fo:background-color="#e6ecef" loext:char-shading-value="0" loext:padding="0in" loext:border="none"/>
    </style:style>
    <style:style style:name="T8" style:family="text">
      <style:text-properties fo:font-variant="normal" fo:text-transform="none" fo:color="#232323" style:font-name="Arial" fo:font-size="9pt" fo:letter-spacing="normal" fo:font-style="normal" fo:font-weight="normal" fo:background-color="#f0f8ff" loext:char-shading-value="0" loext:padding-left="0.4689in" loext:padding-right="0.052in" loext:padding-top="0.1043in" loext:padding-bottom="0.1563in" loext:border-left="0.74pt solid #b0c4de" loext:border-right="0.74pt solid #b0c4de" loext:border-top="3.74pt solid #b0c4de" loext:border-bottom="0.74pt solid #b0c4de"/>
    </style:style>
    <style:style style:name="T9" style:family="text">
      <style:text-properties fo:font-variant="normal" fo:text-transform="none" fo:color="#232323" style:font-name="Arial" fo:font-size="9pt" fo:letter-spacing="normal" fo:font-style="normal" fo:font-weight="normal" fo:background-color="#d2ffb4" loext:char-shading-value="0" loext:padding-left="0.4689in" loext:padding-right="0.052in" loext:padding-top="0.1043in" loext:padding-bottom="0.1563in" loext:border-left="0.74pt solid #90b07c" loext:border-right="0.74pt solid #90b07c" loext:border-top="3.74pt solid #90b07c" loext:border-bottom="0.74pt solid #90b07c"/>
    </style:style>
    <style:style style:name="T10" style:family="text">
      <style:text-properties fo:font-variant="normal" fo:text-transform="none" fo:color="#232323" style:font-name="Arial" fo:font-size="9pt" fo:letter-spacing="normal" fo:font-style="normal" fo:font-weight="bold" fo:background-color="#d2ffb4" loext:char-shading-value="0" loext:padding-left="0.4689in" loext:padding-right="0.052in" loext:padding-top="0.1043in" loext:padding-bottom="0.1563in" loext:border-left="0.74pt solid #90b07c" loext:border-right="0.74pt solid #90b07c" loext:border-top="3.74pt solid #90b07c" loext:border-bottom="0.74pt solid #90b07c"/>
    </style:style>
    <style:style style:name="T11" style:family="text">
      <style:text-properties fo:font-variant="normal" fo:text-transform="none" fo:color="#232323" fo:letter-spacing="normal"/>
    </style:style>
    <style:style style:name="T12" style:family="text">
      <style:text-properties fo:font-variant="normal" fo:text-transform="none" fo:color="#232323" fo:font-size="10.5pt" fo:letter-spacing="normal" fo:font-style="normal" fo:font-weight="normal" fo:background-color="#e6ecef" loext:char-shading-value="0" loext:padding="0in" loext:border="none"/>
    </style:style>
    <style:style style:name="T13" style:family="text">
      <style:text-properties fo:font-variant="normal" fo:text-transform="none" fo:color="#0000aa" style:font-name="Arial" fo:font-size="11.25pt" fo:letter-spacing="normal" fo:font-style="normal" fo:font-weight="normal"/>
    </style:style>
    <style:style style:name="T14" style:family="text">
      <style:text-properties fo:font-variant="normal" fo:text-transform="none" fo:color="#0000aa" style:font-name="Arial" fo:font-size="11.25pt" fo:letter-spacing="normal" fo:font-style="normal" fo:font-weight="normal" fo:background-color="transparent" loext:char-shading-value="0" loext:padding="0in" loext:border="none"/>
    </style:style>
    <style:style style:name="T15" style:family="text">
      <style:text-properties fo:font-variant="normal" fo:text-transform="none" fo:color="#0000aa" style:font-name="Arial" fo:font-size="9pt" fo:letter-spacing="normal" fo:font-style="normal" fo:font-weight="normal" fo:background-color="#f0f8ff" loext:char-shading-value="0" loext:padding-left="0.4689in" loext:padding-right="0.052in" loext:padding-top="0.1043in" loext:padding-bottom="0.1563in" loext:border-left="0.74pt solid #b0c4de" loext:border-right="0.74pt solid #b0c4de" loext:border-top="3.74pt solid #b0c4de" loext:border-bottom="0.74pt solid #b0c4de"/>
    </style:style>
    <style:style style:name="T16" style:family="text">
      <style:text-properties fo:font-variant="normal" fo:text-transform="none" fo:color="#0000aa" style:font-name="Verdana" fo:font-size="13.5pt" fo:letter-spacing="normal" fo:font-style="normal" fo:font-weight="bold" fo:background-color="transparent" loext:char-shading-value="0" loext:padding="0in" loext:border="none"/>
    </style:style>
    <style:style style:name="T17" style:family="text">
      <style:text-properties fo:font-style="italic"/>
    </style:style>
    <style:style style:name="T18" style:family="text">
      <style:text-properties style:text-underline-style="solid" style:text-underline-width="auto" style:text-underline-color="font-color"/>
    </style:style>
    <style:style style:name="T19" style:family="text">
      <style:text-properties fo:color="#008000"/>
    </style:style>
    <style:style style:name="T20" style:family="text">
      <style:text-properties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cs.bgu.ac.il/~caspl172/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Lab 5</text:h>
      <text:h text:style-name="P6" text:outline-level="2"><text:bookmark text:name="goals"/>Goals</text:h>
      <text:list xml:id="list8918774080304696524" text:style-name="L14">
        <text:list-item>
          <text:p text:style-name="P51">Get acquainted with command interpreters ("shell").</text:p>
        </text:list-item>
        <text:list-item>
          <text:p text:style-name="P83">Understand how Unix/Linux fork() works.</text:p>
        </text:list-item>
        <text:list-item>
          <text:p text:style-name="P83">Learn how to read the manual (man).</text:p>
        </text:list-item>
        <text:list-item>
          <text:p text:style-name="P83">Better proficiency with C, addressing non-trivial memory allocation/deallocation issues.</text:p>
        </text:list-item>
      </text:list>
      <text:p text:style-name="P96"/>
      <text:p text:style-name="P67"><text:span text:style-name="T1">Note</text:span><text:line-break/>Labs 5 is independent of Lab 4.<text:line-break/>You are indeed expected to link your code with stdlib, and use the C standard library wrapper functions which invoke the system calls.</text:p>
      <text:p text:style-name="P14"><text:line-break/>Nevertheless, you will be extending your code from lab 5 in lab 6, so try make your code readable and modular.</text:p>
      <text:p text:style-name="P1"><text:span text:style-name="T1">Note: this lab may be done in stable pairs from the same lab group</text:span> (or solo if you wish). Obviously, joint work must still be explicitly declared.</text:p>
      <text:p text:style-name="Horizontal_20_Line"/>
      <text:h text:style-name="P6" text:outline-level="2"><text:bookmark text:name="motivation"/>Motivation</text:h>
      <text:p text:style-name="P1">Perhaps the most important system program is the <text:span text:style-name="T1">command interpreter</text:span>, that is, the program that gets user commands and executes them. The command interpreter is thus the major interface between the user and the operating system services. There are two main types of command interpreters:</text:p>
      <text:list xml:id="list7804016551513821654" text:style-name="L15">
        <text:list-item>
          <text:p text:style-name="P52">Command-line interpreters, which receive user commands in text form and execute them (also called <text:span text:style-name="T1">shell</text:span> in UNIX-like systems).</text:p>
        </text:list-item>
        <text:list-item>
          <text:p text:style-name="P84">Menu-based interpreters, where the user selects commands from a menu. At the most basic level, menus are text driven. At the most extreme end, everything is wrapped in a nifty graphical display (e.g. Windows or KDE command interpreters).</text:p>
        </text:list-item>
      </text:list>
      <text:h text:style-name="P8" text:outline-level="3"><text:bookmark text:name="lab_goals"/><text:soft-page-break/>Lab Goals</text:h>
      <text:p text:style-name="P5"><text:span text:style-name="T3">In this sequence of labs, you will be implementing a simple shell (command-line interpreter). Like traditional UNIX shells, your shell program will </text:span><text:span text:style-name="T4">also</text:span><text:span text:style-name="T11"> </text:span><text:span text:style-name="T3">be a </text:span><text:span text:style-name="T4">user level</text:span><text:span text:style-name="T11"> </text:span><text:span text:style-name="T3">process (just like all your programs to-date), that will rely heavily on the operating system's services. Your shell should do the following:</text:span></text:p>
      <text:list xml:id="list4745672912174493410" text:style-name="L16">
        <text:list-item>
          <text:p text:style-name="P53">Receive commands from the user.</text:p>
        </text:list-item>
        <text:list-item>
          <text:p text:style-name="P85">Interpret the commands, and use the operating system to help starting up programs and processes requested by the user.</text:p>
        </text:list-item>
        <text:list-item>
          <text:p text:style-name="P85">Manage process execution (e.g. run processes in the background, suspend them, etc.), using the operating system's services.</text:p>
        </text:list-item>
      </text:list>
      <text:p text:style-name="P1">The complicated tasks of actually starting up the processes, mapping their memory, files, etc. are strictly a responsibility of the operating system, and as such you will study these issues in the Operating Systems course. Your responsibility, therefore, is limited to telling the operating system which processes to run, how to run these processes (run in the background/foreground) etc.</text:p>
      <text:p text:style-name="P1">Starting and maintaining a process involves many technicalities, and like any other command interpreter we will get assistance from system calls, such as <text:span text:style-name="T19">execv, fork, waitpid </text:span>(see <text:span text:style-name="T1">man</text:span> on how to use these system calls).</text:p>
      <text:h text:style-name="P6" text:outline-level="2"><text:bookmark text:name="lab_5_tasks"/>Lab 5 tasks</text:h>
      <text:p text:style-name="P65"><text:span text:style-name="T3">First, download </text:span><text:a xlink:type="simple" xlink:href="https://www.cs.bgu.ac.il/~caspl172/wiki.files/lab5/LineParser.c" text:style-name="Internet_20_link" text:visited-style-name="Visited_20_Internet_20_Link"><text:span text:style-name="T13">LineParser.c</text:span></text:a><text:span text:style-name="T11"> </text:span><text:span text:style-name="T3">and </text:span><text:a xlink:type="simple" xlink:href="https://www.cs.bgu.ac.il/~caspl172/wiki.files/lab5/LineParser.h" text:style-name="Internet_20_link" text:visited-style-name="Visited_20_Internet_20_Link"><text:span text:style-name="T13">LineParser.h</text:span></text:a><text:span text:style-name="T3">. These files contain some useful parsing and string management functions that will simplify your code substantially. Make sure you appropriately refer to LineParser.c in your makefile. You can find a detailed explanation </text:span><text:a xlink:type="simple" xlink:href="https://www.cs.bgu.ac.il/~caspl172/wiki.files/lab5/reading.html" text:style-name="Internet_20_link" text:visited-style-name="Visited_20_Internet_20_Link"><text:span text:style-name="T13">here</text:span></text:a><text:span text:style-name="T3">.</text:span></text:p>
      <text:p text:style-name="P3">You should read and understand the reading material and do task 0 before attending the lab. <text:line-break/>It is extremely important to check whether a command fails before using variables it alters.</text:p>
      <text:h text:style-name="P111" text:outline-level="3"><text:bookmark text:name="task_0a"/>Task 0a</text:h>
      <text:p text:style-name="P5"><text:span text:style-name="T3">Here you are required to write a basic shell program </text:span><text:span text:style-name="T4">myshell</text:span><text:span text:style-name="T3">. Keep in mind that you are expected to extend this basic shell during the next tasks. In your code write an infinite loop and carry out the following:</text:span></text:p>
      <text:list xml:id="list8796838795704707130" text:style-name="L17">
        <text:list-item>
          <text:p text:style-name="P54">Display a prompt - the current working directory (see man getcwd). The path name is not expected to exceed <text:span text:style-name="T1">PATH_MAX</text:span> (it's defined in <text:span text:style-name="T1">linux/limits.h</text:span>, so you'll need to include it).</text:p>
        </text:list-item>
        <text:list-item>
          <text:p text:style-name="P86">Read a line from the "user", i.e. from stdin (no more than 2048 bytes). It is advisable to use <text:span text:style-name="T1">fgets</text:span> (see man).</text:p>
        </text:list-item>
        <text:list-item>
          <text:p text:style-name="P86">Parse the input using <text:span text:style-name="T1">parseCmdLines()</text:span> (LineParser.h). The result is a structure <text:span text:style-name="T1">cmdLine</text:span> that contains all necessary parsed data.</text:p>
        </text:list-item>
        <text:list-item>
          <text:p text:style-name="P86">Write a function <text:span text:style-name="T1">execute(cmdLine *pCmdLine)</text:span> that receives a parsed line and invokes the program specified in the cmdLine using the proper system call (see man <text:span text:style-name="T1">execv</text:span>).</text:p>
        </text:list-item>
        <text:list-item>
          <text:p text:style-name="P86">Use <text:span text:style-name="T1">perror</text:span> (see man) to display an error if the execv fails, and then exit "abnormally".</text:p>
        </text:list-item>
        <text:list-item>
          <text:p text:style-name="P86">Release the cmdLine resources when finished.</text:p>
        </text:list-item>
        <text:list-item>
          <text:p text:style-name="P86"><text:soft-page-break/>End the infinite loop of the shell if the command "quit" is entered in the shell, and exit the shell "normally".</text:p>
        </text:list-item>
      </text:list>
      <text:p text:style-name="P5"><text:line-break/><text:span text:style-name="T3">Once you execute your program, you'll notice a few things:</text:span></text:p>
      <text:list xml:id="list5524717268984243969" text:style-name="L18">
        <text:list-item>
          <text:p text:style-name="P55">Although you loop infinitely, the execution ends after execv. Why is that?</text:p>
        </text:list-item>
        <text:list-item>
          <text:p text:style-name="P87">You must place the full path of an executable file in-order to run properly. For instance: "ls" won't work, whereas "/bin/ls" runs properly. (Why?) </text:p>
        </text:list-item>
      </text:list>
      <text:p text:style-name="P5"><text:line-break/><text:span text:style-name="T4">Now replace execv with execvp (see man) and try again </text:span><text:span text:style-name="T3">.</text:span></text:p>
      <text:list xml:id="list7816257034585173741" text:style-name="L19">
        <text:list-item>
          <text:p text:style-name="P56">Wildcards, as in "ls *", are not working. (Again, why?)</text:p>
        </text:list-item>
      </text:list>
      <text:p text:style-name="P5"><text:line-break/><text:span text:style-name="T3">In addition to the reading material, please make sure you read up on and understand the system calls: fork(2), exec(2) and its variants, signal(2), and waitpid(2), before attending the "official" lab session.</text:span></text:p>
      <text:h text:style-name="P111" text:outline-level="3"><text:bookmark text:name="task_0b"/>Task 0b</text:h>
      <text:p text:style-name="P72"><text:span text:style-name="T3">Write a signal handler that prints the signal that the shell receives with a message saying it was ignored. The signals you need to address are: SIGQUIT, SIGTSTP, SIGCHLD. Use strsignal (see: </text:span><text:span text:style-name="Source_20_Text"><text:span text:style-name="T12">man strsignal</text:span></text:span><text:span text:style-name="T3">) to get the signal name. See signal(2) you will need it to set your handler to handle these signals.</text:span></text:p>
      <text:h text:style-name="P111" text:outline-level="3"><text:bookmark text:name="task_0c"/>Task 0c</text:h>
      <text:p text:style-name="P64">Get yourself acquainted with job control, by running the commands as described by the following link: http://linuxg.net/how-to-manage-background-and-foreground-processes/</text:p>
      <text:p text:style-name="Horizontal_20_Line"/>
      <text:p text:style-name="Horizontal_20_Line"/>
      <text:h text:style-name="P111" text:outline-level="3"><text:bookmark text:name="task_1"/>Task 1</text:h>
      <text:p text:style-name="P5"><text:span text:style-name="T3">In this task, you will make your shell work like a real command interpreter (tasks 1a and 1b), and then add various features.</text:span><text:line-break/><text:span text:style-name="T3">When executed with the "-d" flag, your shell will also print the debug output to stderr (if "-d" is not given, you should not print anything to stderr).</text:span></text:p>
      <text:h text:style-name="P111" text:outline-level="3"><text:bookmark text:name="task_1a"/>Task 1a</text:h>
      <text:p text:style-name="P5"><text:span text:style-name="T3">Building up on your code from task 0, we would like our shell to remain active after invoking another program. The </text:span><text:span text:style-name="T4">fork </text:span><text:span text:style-name="T3">system call (see man) is the key: it 'duplicates' our process, creating an almost identical copy (</text:span><text:span text:style-name="T4">child</text:span><text:span text:style-name="T3">) of the issuing (</text:span><text:span text:style-name="T4">parent</text:span><text:span text:style-name="T3">) process. For the parent process, the call returns the process ID of the newly-born child, whereas for the child process - the value 0 is returned.</text:span></text:p>
      <text:p text:style-name="P5"><text:span text:style-name="T10">You will need to print to </text:span><text:span text:style-name="Source_20_Text"><text:span text:style-name="T10">stderr</text:span></text:span><text:span text:style-name="T10"> the following debug information in your task:</text:span></text:p>
      <text:list xml:id="list6053719630886628550" text:style-name="L20">
        <text:list-item>
          <text:p text:style-name="P62"><text:soft-page-break/>PID</text:p>
        </text:list-item>
        <text:list-item>
          <text:p text:style-name="P95">Executing command</text:p>
        </text:list-item>
      </text:list>
      <text:p text:style-name="P1">Notes:</text:p>
      <text:list xml:id="list6501452887404508827" text:style-name="L21">
        <text:list-item>
          <text:p text:style-name="P57">Use fork to maintain the shell's activeness by forking before <text:span text:style-name="T1">execvp</text:span>, while handling the return code appropriately. (Although if fork( ) fails you are in real trouble!).</text:p>
        </text:list-item>
        <text:list-item>
          <text:p text:style-name="P88">If execvp fails, use <text:span text:style-name="T1">_exit()</text:span> (see man) to terminate the process. (Why?)</text:p>
        </text:list-item>
      </text:list>
      <text:h text:style-name="P111" text:outline-level="3"><text:bookmark text:name="task_1b"/>Task 1b</text:h>
      <text:p text:style-name="P5"><text:span text:style-name="T3">Until now we've executed commands without waiting for the process to terminate. You will now use the </text:span><text:span text:style-name="T4">waitpid</text:span><text:span text:style-name="T11"> </text:span><text:span text:style-name="T3">call (see man), in order to implement the wait. Pay attention to the </text:span><text:span text:style-name="T4">blocking</text:span><text:span text:style-name="T11"> </text:span><text:span text:style-name="T3">field in cmdLine. It is set to 0 if a "&amp;" symbol is added at the end of the line, 1 otherwise.</text:span><text:line-break/><text:line-break/><text:span text:style-name="T3">Invoke waitpid when you're required, and only when you're required. For example: "cat myshell.c &amp;" will not wait for the cat process to end (cat in this case runs in the </text:span><text:span text:style-name="T4">background</text:span><text:span text:style-name="T3">), but "cat myshell.c" will (cat runs in the </text:span><text:span text:style-name="T4">foreground</text:span><text:span text:style-name="T3">).</text:span></text:p>
      <text:h text:style-name="P111" text:outline-level="3"><text:bookmark text:name="task_1c"/>Task 1c</text:h>
      <text:p text:style-name="P5"><text:span text:style-name="T3">Add a shell feature "cd" that allows the user to change the current working directory. Essentially, you need to emulate the "cd" shell command. Use </text:span><text:span text:style-name="T4">chdir</text:span><text:span text:style-name="T11"> </text:span><text:span text:style-name="T3">for that purpose (see man). </text:span><text:span text:style-name="T4">Print appropriate error message to stderr if the cd operation fails.</text:span></text:p>
      <text:p text:style-name="P68">You will need to propagate the error messages of chdir to stderr.</text:p>
      <text:h text:style-name="P111" text:outline-level="3"><text:bookmark text:name="task_2_-_job_control"/>Task 2 - Job Control</text:h>
      <text:p text:style-name="P5"><text:span text:style-name="T3">Before you start working on your implementation for Job Control tasks, make sure you read through </text:span><text:a xlink:type="simple" xlink:href="http://linuxg.net/how-to-manage-background-and-foreground-processes/" text:style-name="Internet_20_link" text:visited-style-name="Visited_20_Internet_20_Link"><text:span text:style-name="T14">this link</text:span></text:a><text:span text:style-name="T11"> </text:span><text:span text:style-name="T3">in the reading material. Is shows what job control is and how it is used by shell users.</text:span></text:p>
      <text:p text:style-name="P5"><text:span text:style-name="T3">Each process executed by the shell is has a process group. Only one process group can run in the foreground, the rest run in the background or are suspended. Only the foreground process can receive signals (interrupts) and read from stdin. Managing these process groups and manipulating which of them runs in the background and which runs in the foreground is called job control, see </text:span><text:a xlink:type="simple" xlink:href="https://www.cs.bgu.ac.il/~caspl172/Lab5/Reading#job_control" text:style-name="Internet_20_link" text:visited-style-name="Visited_20_Internet_20_Link"><text:span text:style-name="T14">reading material</text:span></text:a><text:span text:style-name="T3">. In this task you will implement a simplified version of job control in the shell.</text:span></text:p>
      <text:p text:style-name="P17"><text:span text:style-name="T9">Another useful command that is a bit similar to jobs, but offers different functionality is the </text:span><text:span text:style-name="Source_20_Text"><text:span text:style-name="T6">history</text:span></text:span><text:span text:style-name="T9"> command. The shell saves the history of shell command lines. The shell's </text:span><text:soft-page-break/><text:span text:style-name="T9">history also allows you to run a command from the history by typing its number, instead of typing the whole command again. It can be useful for example when you need to run valgrind, but you don't remember all the flags. You can run: </text:span><text:span text:style-name="Source_20_Text"><text:span text:style-name="T6">history|grep valgrind</text:span></text:span><text:span text:style-name="T9"> and it will print all the commands in the history that have the word valgrind in them.</text:span></text:p>
      <text:h text:style-name="P8" text:outline-level="3"><text:bookmark text:name="task_2a_-_representation"/>Task 2a - Representation</text:h>
      <text:p text:style-name="P1">We will need to store a list of all running/suspended jobs. To do that we use a linked list, where each node is a struct job:</text:p>
      <text:p text:style-name="P113">typedef struct job{</text:p>
      <text:p text:style-name="P114"><text:s text:c="4"/><text:span text:style-name="T20">char *cmd; <text:s text:c="27"/>/* the whole command line as typed by the user, including input/output redirection and pipes (lab 6)*/</text:span></text:p>
      <text:p text:style-name="P114"><text:s text:c="4"/><text:span text:style-name="T20">int idx; <text:s text:c="29"/>/* index of current job (starting from 1) */</text:span></text:p>
      <text:p text:style-name="P114"><text:s text:c="4"/><text:span text:style-name="T20">pid_t pgid; <text:s text:c="26"/>/* process group id of the job*/</text:span></text:p>
      <text:p text:style-name="P114"><text:s text:c="4"/><text:span text:style-name="T20">int status; <text:s text:c="26"/>/* status of the job */</text:span></text:p>
      <text:p text:style-name="P114"><text:s text:c="4"/><text:span text:style-name="T20">struct termios *tmodes; <text:s text:c="14"/>/* saved terminal modes */</text:span></text:p>
      <text:p text:style-name="P114"><text:s text:c="4"/><text:span text:style-name="T20">struct job *next; <text:s text:c="20"/>/* next job in chain */</text:span></text:p>
      <text:p text:style-name="P115">} job;</text:p>
      <text:p text:style-name="P1">The field <text:span text:style-name="T17">status</text:span> can have one of the following values:</text:p>
      <text:p text:style-name="P113">#define DONE -1</text:p>
      <text:p text:style-name="P115">#define RUNNING 1</text:p>
      <text:p text:style-name="P115">#define SUSPENDED 0</text:p>
      <text:p text:style-name="P5"><text:span text:style-name="T3">We provide you an implementation of a job list linked list: </text:span><text:a xlink:type="simple" xlink:href="https://www.cs.bgu.ac.il/~caspl172/wiki.files/JobControl.h" text:style-name="Internet_20_link" text:visited-style-name="Visited_20_Internet_20_Link"><text:span text:style-name="T13">JobControl.h</text:span></text:a><text:span text:style-name="T3"> and </text:span><text:a xlink:type="simple" xlink:href="https://www.cs.bgu.ac.il/~caspl172/wiki.files/JobControl_old.c" text:style-name="Internet_20_link" text:visited-style-name="Visited_20_Internet_20_Link"><text:span text:style-name="T13">JobControl.c</text:span></text:a><text:span text:style-name="T3">, which includes creating a job List and adding nodes to it, removing nodes from a job list, and removing a job list from memory. However some of the parts are missing. You need to implement the following functions:</text:span></text:p>
      <text:list xml:id="list1741118898461967398" text:style-name="L22">
        <text:list-item>
          <text:p text:style-name="P100"><text:span text:style-name="Source_20_Text"><text:span text:style-name="T6">job* initializeJob(char* cmd);</text:span></text:span><text:span text:style-name="T3">: Receive a cmd (command line), initialize job fields (to NULLs, 0s etc.), and allocate memory for the new job and its fields: tmodes (will be used to save the shell attributes) and cmd.</text:span></text:p>
        </text:list-item>
        <text:list-item>
          <text:p text:style-name="P100"><text:span text:style-name="Source_20_Text"><text:span text:style-name="T6">void freeJob(job* job_to_remove);</text:span></text:span><text:span text:style-name="T3">: free all memory allocate for the job, include the job struct itself.</text:span></text:p>
        </text:list-item>
        <text:list-item>
          <text:p text:style-name="P100"><text:span text:style-name="Source_20_Text"><text:span text:style-name="T6">job* findJobByIndex(job * job_list, int idx);</text:span></text:span><text:span text:style-name="T3">: Receive a job list and an index, and return the job that has the given index.</text:span></text:p>
        </text:list-item>
        <text:list-item>
          <text:p text:style-name="P100"><text:span text:style-name="Source_20_Text"><text:span text:style-name="T6">void updateJobList(job **job_list, int remove_done_jobs);</text:span></text:span><text:span text:style-name="T3"> This function is used to update the status of jobs running in the background to DONE. Go over all running jobs, and update their status, by waiting for any process in the process group with the option WNOHANG (using waitpid). if remove_done_jobs is set to 1 (TRUE) then DONE jobs are printed in the same format as in printJobs and are then removed from the job list. WNOHANG does not block the calling process, </text:span><text:soft-page-break/><text:span text:style-name="T3">the process returns from the call to waitpid immediately. If there are no process with the given process group id, then waitpid returns -1.</text:span></text:p>
        </text:list-item>
      </text:list>
      <text:p text:style-name="P1">Feel free to change signatures if needed.</text:p>
      <text:h text:style-name="P8" text:outline-level="3"><text:bookmark text:name="task_2b_-_adding_jobs"/>Task 2b - Adding Jobs</text:h>
      <text:p text:style-name="P1">In this task, we will support adding jobs to the list, and printing them:</text:p>
      <text:list xml:id="list8337792673565026456" text:style-name="L23">
        <text:list-item>
          <text:p text:style-name="P101"><text:span text:style-name="T3">First, add any new job to the job list and set its status to </text:span><text:span text:style-name="Source_20_Text"><text:span text:style-name="T6">RUNNING</text:span></text:span><text:span text:style-name="T3">, whenever a user enters a new command to run a program.</text:span></text:p>
        </text:list-item>
        <text:list-item>
          <text:p text:style-name="P101"><text:span text:style-name="T3">Now, implement the </text:span><text:span text:style-name="Source_20_Text"><text:span text:style-name="T6">jobs</text:span></text:span><text:span text:style-name="T3"> shell command: whenever the user enters this command, call the printJobs function. Now test this as mentioned below.</text:span></text:p>
        </text:list-item>
        <text:list-item>
          <text:p text:style-name="P89">Finally, add code that frees the job list, before exiting the shell.</text:p>
        </text:list-item>
      </text:list>
      <text:h text:style-name="P8" text:outline-level="3"><text:bookmark text:name="task_2c_-_initialization"/>Task 2c - Initialization</text:h>
      <text:p text:style-name="P1">To keep your shell running at all times, we are going to change the handling of signals in the shell, and set back the handlers to default in the child . In the shell, you'll use your signal handler from task 0, instead of the default handler. To be able to move jobs from running in the foreground to running in the background and vise versa, we need to set the process group id of each process, follow the steps under mandatory requirements.</text:p>
      <text:h text:style-name="P10" text:outline-level="5">Steps:</text:h>
      <text:list xml:id="list5444179036416690613" text:style-name="L24">
        <text:list-item>
          <text:p text:style-name="P58">Shell initialization: <text:span text:style-name="T1">At the beginning of the program</text:span> (at the beginning of the main!)</text:p>
          <text:list>
            <text:list-item>
              <text:p text:style-name="P58">Ignore the following signals: SIGTTIN, SIGTTOU, SIGTSTP, so they can reach the foreground child process rather than the shell.</text:p>
            </text:list-item>
            <text:list-item>
              <text:p text:style-name="P90">Use your signal handler from task0b to handle the following signals: SIGQUIT, SIGCHLD (We're not including SIGINT here so you can kill the shell with ^C if there's a bug somewhere)</text:p>
            </text:list-item>
            <text:list-item>
              <text:p text:style-name="P90">Set the process group of the shell to its process id (getpid).</text:p>
            </text:list-item>
            <text:list-item>
              <text:p text:style-name="P90">Save default terminal attributes to restore them back when a process running in the foreground ends.</text:p>
            </text:list-item>
          </text:list>
        </text:list-item>
        <text:list-item>
          <text:p text:style-name="P90">New processes: After each fork</text:p>
          <text:list>
            <text:list-item>
              <text:p text:style-name="P58">In the child: Set the signal handlers back to default.</text:p>
            </text:list-item>
            <text:list-item>
              <text:p text:style-name="P90">In both the child and the parent (to avoid a racing condition): Set the process group id of the new process to be the same as the child process id, and save the group id in the job.</text:p>
            </text:list-item>
          </text:list>
        </text:list-item>
      </text:list>
      <text:h text:style-name="P9" text:outline-level="4">Mandatory Requirements</text:h>
      <text:list xml:id="list2942330266498674928" text:style-name="L25">
        <text:list-item>
          <text:p text:style-name="P59">Signals: To set signals back to default use the command signal, see signal(2).</text:p>
          <text:list>
            <text:list-item>
              <text:p text:style-name="P59">Relevant signal handler: SIG_DFL, SIG_IGN, and your signal handler from task0b.</text:p>
            </text:list-item>
          </text:list>
        </text:list-item>
        <text:list-item>
          <text:p text:style-name="P91">Process groups: use the following commands to set and get process groups: setpgid(2), getpgid (2).</text:p>
        </text:list-item>
        <text:list-item>
          <text:p text:style-name="P91">Use tcgetattr with STDIN_FILENO as fd, to save the shell terminal attributes.</text:p>
        </text:list-item>
      </text:list>
      <text:p text:style-name="P5"><text:line-break/><text:span text:style-name="T3">Test your code using the following scenario, in your shell:</text:span></text:p>
      <text:p text:style-name="P113">$&gt;test1&amp;</text:p>
      <text:p text:style-name="P115">Start of test1</text:p>
      <text:p text:style-name="P115">$&gt;test2&amp;</text:p>
      <text:p text:style-name="P115"><text:soft-page-break/>Start of test2</text:p>
      <text:p text:style-name="P115">$&gt;test3&amp;</text:p>
      <text:p text:style-name="P115">Start of test3</text:p>
      <text:p text:style-name="P115">$&gt;jobs</text:p>
      <text:p text:style-name="P115">[1] <text:s text:c="4"/>Running <text:s text:c="8"/>./test1&amp;</text:p>
      <text:p text:style-name="P115">[2] <text:s text:c="4"/>Running <text:s text:c="8"/>./test2&amp;</text:p>
      <text:p text:style-name="P115">[3] <text:s text:c="4"/>Running <text:s text:c="8"/>./test3&amp;</text:p>
      <text:p text:style-name="P115">$&gt;End of test3</text:p>
      <text:p text:style-name="P115">End of test2</text:p>
      <text:p text:style-name="P115">End of test1</text:p>
      <text:p text:style-name="P115">quit</text:p>
      <text:p text:style-name="P5"><text:span text:style-name="T3">The order of printing will not necessarily be as mentioned above. Download </text:span><text:a xlink:type="simple" xlink:href="https://www.cs.bgu.ac.il/~caspl172/wiki.files/lab5/test1" text:style-name="Internet_20_link" text:visited-style-name="Visited_20_Internet_20_Link"><text:span text:style-name="T13">test1</text:span></text:a><text:span text:style-name="T3">, </text:span><text:a xlink:type="simple" xlink:href="https://www.cs.bgu.ac.il/~caspl172/wiki.files/lab5/test2" text:style-name="Internet_20_link" text:visited-style-name="Visited_20_Internet_20_Link"><text:span text:style-name="T13">test2</text:span></text:a><text:span text:style-name="T3">, </text:span><text:a xlink:type="simple" xlink:href="https://www.cs.bgu.ac.il/~caspl172/wiki.files/lab5/test3" text:style-name="Internet_20_link" text:visited-style-name="Visited_20_Internet_20_Link"><text:span text:style-name="T13">test3</text:span></text:a><text:span text:style-name="T3">, and use the above scenario to test your code. Each of the files prints a start message, sleeps for awhile (30, 20, 10 seconds respectively), and then prints an end message. Obviously, you need to give these executable files execute permission before you try to run them…</text:span></text:p>
      <text:h text:style-name="P8" text:outline-level="3"><text:bookmark text:name="task_2d_-_run_in_the_foreground"/>Task 2d - Run in the foreground</text:h>
      <text:p text:style-name="P1">Running jobs in the foreground is done in 2 cases:</text:p>
      <text:list xml:id="list6656962712568526290" text:style-name="L26">
        <text:list-item>
          <text:p text:style-name="P60">If a job is run without &amp; (non-blocking).</text:p>
        </text:list-item>
        <text:list-item>
          <text:p text:style-name="P92">If the command fg </text:p>
        </text:list-item>
      </text:list>
      <text:p text:style-name="P72"><text:line-break/><text:span text:style-name="T3">Add support to running jobs in the foreground and to the </text:span><text:span text:style-name="Source_20_Text"><text:span text:style-name="T12">fg &lt;job_number&gt;</text:span></text:span><text:span text:style-name="T11"> </text:span><text:span text:style-name="T3">command that receives a job index, and runs the job in the foreground. Use findJobByIndex to get the job with the given index, and implement a function called runJobInForeground:</text:span></text:p>
      <text:p text:style-name="P17"><text:span text:style-name="Source_20_Text"><text:span text:style-name="T6">void runJobInForeground (job** job_list, job *j, int cont, struct termios* shell_tmodes, pid_t shell_pgid);</text:span></text:span></text:p>
      <text:list xml:id="list6745190669935595362" text:style-name="L27">
        <text:list-item>
          <text:p text:style-name="P61">Receive the job list, a pointer to the job with the given index, the shell process group, and the shell's saved attributes, see task2c.</text:p>
        </text:list-item>
        <text:list-item>
          <text:p text:style-name="P93">Check if the job is done, by running waitpid and checking its return status. waitpid in this case must <text:span text:style-name="T1">not block</text:span> (see WNOHANG in the man page). It should return immediately. If it fails (returns -1) then there are no processes with the given process group id. If that is the case, then it prints a Done message in the same format as in printJobs and remove the job from the job list.</text:p>
        </text:list-item>
        <text:list-item>
          <text:p text:style-name="P102"><text:span text:style-name="T3">If the job has not finished yet, then put it in the foreground using: </text:span><text:span text:style-name="Source_20_Text"><text:span text:style-name="T6">tcsetpgrp (STDIN_FILENO, &lt;job pgid&gt;);</text:span></text:span><text:span text:style-name="T3">.</text:span></text:p>
        </text:list-item>
        <text:list-item>
          <text:p text:style-name="P102"><text:span text:style-name="T3">if cont is 1 and the job's status was SUSPENDED, then set the attributes of the terminal to that of the job's using: </text:span><text:span text:style-name="Source_20_Text"><text:span text:style-name="T6">tcsetattr (STDIN_FILENO, TCSADRAIN, &lt;job tmodes&gt;);</text:span></text:span><text:span text:style-name="T3">.</text:span></text:p>
        </text:list-item>
        <text:list-item>
          <text:p text:style-name="P93">Use kill, see man 2 kill, to send SIGCONT signal to the process group of the job.</text:p>
        </text:list-item>
        <text:list-item>
          <text:p text:style-name="P93">Wait for the job to change status using waitpid (need to block). Change the status of the job to SUSPENDED if the process group receives: a SIGTSTP (ctrl-z) - see WUNTRACED and WIFSTOPPED in the man page of waitpid.<text:line-break/>If it receives a SIGINT (ctrl-c), change the job status to DONE.</text:p>
          <text:p text:style-name="P102"><text:span text:style-name="T3">Now the child process is running in the foreground and the shell is waiting for it to complete (or be stopped). Once the shell returns from </text:span><text:span text:style-name="Source_20_Text"><text:span text:style-name="T6">waitpid</text:span></text:span><text:span text:style-name="T3">:</text:span></text:p>
        </text:list-item>
        <text:list-item>
          <text:p text:style-name="P93">Put the shell back in the foreground.</text:p>
        </text:list-item>
        <text:list-item>
          <text:p text:style-name="P93">Save the terminal attributes in the job tmodes.</text:p>
        </text:list-item>
        <text:list-item>
          <text:p text:style-name="P102"><text:soft-page-break/><text:span text:style-name="T3">Restore the shell’s terminal attributes using the shell tmodes, which were saved during initialization. This is done to prevent leaving the shell in an unstable mode. For example if one of the jobs changes the tmodes of the terminal (the text reader used by </text:span><text:span text:style-name="Source_20_Text"><text:span text:style-name="T6">man</text:span></text:span><text:span text:style-name="T3"> for examples does this).</text:span></text:p>
        </text:list-item>
        <text:list-item>
          <text:p text:style-name="P93">Check for status update of jobs that are running in the background using your updateJobList() function.</text:p>
        </text:list-item>
      </text:list>
      <text:p text:style-name="P72"><text:line-break/><text:span text:style-name="T4">You need to call this function, when the fg command is used and when a command is executed in the foreground (in the function </text:span><text:span text:style-name="Source_20_Text"><text:span text:style-name="T7">execute</text:span></text:span><text:span text:style-name="T4">), in a blocking mode (if a command is run without &amp;, instead of the parent waiting for the job to end).</text:span><text:line-break/><text:span text:style-name="T4">Hint: You'll probably need to refactor </text:span><text:span text:style-name="Source_20_Text"><text:span text:style-name="T7">execute</text:span></text:span><text:span text:style-name="T4"> a bit for this to work.</text:span></text:p>
      <text:p text:style-name="P1">Example:</text:p>
      <text:p text:style-name="P113">$&gt; test1</text:p>
      <text:p text:style-name="P115">Start of test1</text:p>
      <text:p text:style-name="P115">^Z</text:p>
      <text:p text:style-name="P115">$&gt; jobs </text:p>
      <text:p text:style-name="P115">[1] <text:s text:c="4"/>Suspended <text:s text:c="14"/>test1</text:p>
      <text:p text:style-name="P115">$&gt; fg 1</text:p>
      <text:p text:style-name="P115">End of test1</text:p>
      <text:p text:style-name="P115">[1] <text:s text:c="4"/>Done <text:s text:c="14"/>test1</text:p>
      <text:p text:style-name="P115">$&gt;quit</text:p>
      <text:h text:style-name="P8" text:outline-level="3"><text:bookmark text:name="task_2e_-_run_in_the_background"/>Task 2e - Run in the background</text:h>
      <text:p text:style-name="P72"><text:span text:style-name="T3">Add support to running jobs in the background and to the </text:span><text:span text:style-name="Source_20_Text"><text:span text:style-name="T12">bg &lt;job_number&gt;</text:span></text:span><text:span text:style-name="T11"> </text:span><text:span text:style-name="T3">command that receives a job index, and sends a </text:span><text:span text:style-name="Source_20_Text"><text:span text:style-name="T12">SIGCONT</text:span></text:span><text:span text:style-name="T11"> </text:span><text:span text:style-name="T3">to the process group.</text:span></text:p>
      <text:h text:style-name="P10" text:outline-level="5">Steps</text:h>
      <text:list xml:id="list5421788791939058637" text:style-name="L28">
        <text:list-item>
          <text:p text:style-name="P103"><text:span text:style-name="T3">Implement a function called runJobInBackground that receives a job (that has the given index using findJobByIndex), sets its status to RUNNING, and sends it a SIGCONT. </text:span><text:span text:style-name="Source_20_Text"><text:span text:style-name="T6">void runJobInBackground (job *j, int cont);</text:span></text:span></text:p>
        </text:list-item>
        <text:list-item>
          <text:p text:style-name="P94">Use kill, see man 2 kill, to send SIGCONT signal to the process group of the job.</text:p>
        </text:list-item>
      </text:list>
      <text:p text:style-name="P72"><text:line-break/><text:span text:style-name="T4">You need to call this function, when the bg command is used and when a command is executed in the background (in the function </text:span><text:span text:style-name="Source_20_Text"><text:span text:style-name="T7">execute</text:span></text:span><text:span text:style-name="T4">), in a non-blocking mode (if a command is run with &amp;).</text:span></text:p>
      <text:p text:style-name="P1">Example</text:p>
      <text:p text:style-name="P113">$&gt; test1</text:p>
      <text:p text:style-name="P115">Start of test1</text:p>
      <text:p text:style-name="P115">^Z</text:p>
      <text:p text:style-name="P115">$&gt; test2</text:p>
      <text:p text:style-name="P115">Start of test2</text:p>
      <text:p text:style-name="P115">^Z</text:p>
      <text:p text:style-name="P115">$&gt; test3</text:p>
      <text:p text:style-name="P115">Start of test3</text:p>
      <text:p text:style-name="P115"><text:soft-page-break/>^Z</text:p>
      <text:p text:style-name="P115">$&gt; jobs</text:p>
      <text:p text:style-name="P115">[1] <text:s text:c="4"/>Suspended <text:s text:c="14"/>test1</text:p>
      <text:p text:style-name="P115">[2] <text:s text:c="4"/>Suspended <text:s text:c="14"/>test2</text:p>
      <text:p text:style-name="P115">[3] <text:s text:c="4"/>Suspended <text:s text:c="14"/>test3</text:p>
      <text:p text:style-name="P115">$&gt; fg 3</text:p>
      <text:p text:style-name="P115">End of test3</text:p>
      <text:p text:style-name="P115">[3] <text:s text:c="3"/>Done <text:s text:c="14"/>test3</text:p>
      <text:p text:style-name="P115">$&gt; jobs</text:p>
      <text:p text:style-name="P115">[1] <text:s text:c="4"/>Suspended <text:s text:c="14"/>test1</text:p>
      <text:p text:style-name="P115">[2] <text:s text:c="4"/>Suspended <text:s text:c="14"/>test2</text:p>
      <text:p text:style-name="P115">$&gt; bg 2</text:p>
      <text:p text:style-name="P115">$&gt; End of test2</text:p>
      <text:p text:style-name="P115">fg 1</text:p>
      <text:p text:style-name="P115">End of test1</text:p>
      <text:p text:style-name="P115">[1] <text:s text:c="4"/>Done <text:s text:c="14"/>test1</text:p>
      <text:p text:style-name="P115">$&gt;jobs</text:p>
      <text:p text:style-name="P115">[2] <text:s text:c="4"/>Done <text:s text:c="14"/>test2</text:p>
      <text:p text:style-name="P115">$&gt;jobs</text:p>
      <text:p text:style-name="P115">$&gt; qui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6:21.575135128</meta:creation-date>
    <dc:date>2017-07-24T18:10:30.330901693</dc:date>
    <meta:editing-duration>PT1M54S</meta:editing-duration>
    <meta:editing-cycles>5</meta:editing-cycles>
    <meta:generator>LibreOffice/5.1.6.2$Linux_X86_64 LibreOffice_project/10m0$Build-2</meta:generator>
    <meta:document-statistic meta:table-count="0" meta:image-count="0" meta:object-count="0" meta:page-count="9" meta:paragraph-count="181" meta:word-count="2922" meta:character-count="16993" meta:non-whitespace-character-count="13915"/>
  </office:meta>
</office:document-meta>
</file>